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1. Выполните ПР3. Создавать таблицы не нужно, решаем в теории. Сохранить в репозитории отдельным файлом.</text:p>
      <text:p text:style-name="Standard"/>
      <text:p text:style-name="Standard"/>
      <text:p text:style-name="Standard"/>
      <text:p text:style-name="Standard">Автобусный парк</text:p>
      <text:p text:style-name="Standard">Drivers_dim (IDDriver, PassportNo, Address, PhoneNumber, DriverLicenseNo, LicenseCategory)</text:p>
      <text:p text:style-name="Standard">Buses_dim (IDBus, CommisionDate, Color, EngineVolume, TechCertificateDate)</text:p>
      <text:p text:style-name="Standard">GasStations_Dim(IDStation, GasStName, GasStAddress)</text:p>
      <text:p text:style-name="Standard">Root_dim (IDRoot, StartPoint, EndPoint, Time_on_the_way)</text:p>
      <text:p text:style-name="Standard">Conductor_dim (IDConductor, PassportNo, FullName, PhoneNumber)</text:p>
      <text:p text:style-name="Standard">FuelRefill_fct (IDRefill, FuelType, Quantity, IDStation, Date, IDBus)</text:p>
      <text:p text:style-name="Standard">Rides_fct(IDRide, IDDriver, IDBus, IDRoot, IDConductor, Date)</text:p>
      <text:p text:style-name="Standard"/>
      <text:p text:style-name="Standard"/>
      <text:p text:style-name="Standard">Вывести топ 10 водителей, проехавших больше всего часов на маршрутах за 2021 год.</text:p>
      <text:p text:style-name="Standard"/>
      <text:p text:style-name="Standard">SELECT distinct top 10 IDDriver, sum_Time</text:p>
      <text:p text:style-name="Standard">FROM </text:p>
      <text:p text:style-name="Standard"><text:tab/>(SELECT IDDriver, SUM (Time_on_the_way) OVER (PARTITION BY <text:s/>IDDriver) AS sum_Time</text:p>
      <text:p text:style-name="Standard">FROM <text:s/>Rides_fct rf LEFT JOIN Root_dim rd ON <text:s/>rf.IDRoot=rd.IDRoot</text:p>
      <text:p text:style-name="Standard">WHERE <text:s/>YEAR([Date])=2021) T</text:p>
      <text:p text:style-name="Standard">ORDER BY sum_Time DESC</text:p>
      <text:p text:style-name="Standard"/>
      <text:p text:style-name="Standard"/>
      <text:p text:style-name="Standard">Вывести сумму литров бензина, купленных на заправках по разным его типам.Результаты вывести в виде транспонированной таблицы (оси - тип топлива, название заправки)</text:p>
      <text:p text:style-name="Standard"/>
      <text:p text:style-name="Standard">SELECT [FuelType], [st1], [st2], [st3]</text:p>
      <text:p text:style-name="Standard">FROM </text:p>
      <text:p text:style-name="Standard">(SELECT GasStName, FuelType, sum_quan</text:p>
      <text:p text:style-name="Standard"><text:s/>FROM (SELECT GasStName, FuelType, sum(Quantity) OVER (PARTITION BY FuelType, <text:tab/>GasStName) AS sum_quan</text:p>
      <text:p text:style-name="Standard"><text:tab/>FROM FuelRefill_fct FR LEFT JOIN GasStations_Dim GS ON <text:tab/><text:tab/>FR.IDStation=GS.IDStation) t) s </text:p>
      <text:p text:style-name="Standard">PIVOT</text:p>
      <text:p text:style-name="Standard">(AVG(sum_quan)</text:p>
      <text:p text:style-name="Standard"><text:tab/>FOR GasStName IN ([st1], [st2], [st3])) pvt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56:57.139487737</meta:creation-date>
    <dc:date>2022-11-12T13:57:23.878011279</dc:date>
    <meta:editing-duration>PT27S</meta:editing-duration>
    <meta:editing-cycles>1</meta:editing-cycles>
    <meta:document-statistic meta:table-count="0" meta:image-count="0" meta:object-count="0" meta:page-count="1" meta:paragraph-count="26" meta:word-count="166" meta:character-count="1406" meta:non-whitespace-character-count="1246"/>
    <meta:generator>LibreOffice/6.4.7.2$Linux_X86_64 LibreOffice_project/40$Build-2</meta:generator>
  </office:meta>
</office:document-meta>
</file>